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L2">
      <style:paragraph-properties fo:line-height="150%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1">
      <style:paragraph-properties fo:line-height="150%"/>
    </style:style>
    <style:style style:name="P5" style:family="paragraph" style:parent-style-name="Standard" style:master-page-name="">
      <style:paragraph-properties fo:line-height="150%" style:page-number="auto"/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8 Bibliografia</text:p>
      <text:p text:style-name="P1"/>
      <text:list text:style-name="L2">
        <text:list-item>
          <text:p text:style-name="P2">Symfonia C++</text:p>
        </text:list-item>
      </text:list>
      <text:list text:style-name="L1">
        <text:list-item>
          <text:p text:style-name="P3">The Ruby Way</text:p>
        </text:list-item>
        <text:list-item>
          <text:p text:style-name="P3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8-05-26T13:39:04</meta:creation-date>
    <dc:date>2008-05-26T13:41:33</dc:date>
    <meta:editing-cycles>2</meta:editing-cycles>
    <meta:editing-duration>PT2M30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3" meta:word-count="7" meta:character-count="38"/>
  </office:meta>
</office:document-meta>
</file>